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ableToPopEnvironmentException.UnableToPopEnvironmen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ableToPopEnvironmentException.UnableToPopEnvironment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